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fd48"/>
    </style:style>
    <style:style style:name="P2" style:family="paragraph" style:parent-style-name="Standard">
      <style:paragraph-properties fo:text-align="center" style:justify-single-word="false"/>
      <style:text-properties officeooo:paragraph-rsid="00078757"/>
    </style:style>
    <style:style style:name="P3" style:family="paragraph" style:parent-style-name="Standard">
      <style:paragraph-properties fo:text-align="center" style:justify-single-word="false"/>
      <style:text-properties officeooo:paragraph-rsid="000853cd"/>
    </style:style>
    <style:style style:name="P4" style:family="paragraph" style:parent-style-name="Standard">
      <style:paragraph-properties fo:text-align="start" style:justify-single-word="false"/>
      <style:text-properties officeooo:paragraph-rsid="000853cd"/>
    </style:style>
    <style:style style:name="P5" style:family="paragraph" style:parent-style-name="Standard">
      <style:text-properties officeooo:paragraph-rsid="000853cd"/>
    </style:style>
    <style:style style:name="P6" style:family="paragraph" style:parent-style-name="Standard">
      <style:paragraph-properties fo:text-align="center" style:justify-single-word="false"/>
      <style:text-properties officeooo:paragraph-rsid="00078757"/>
    </style:style>
    <style:style style:name="T1" style:family="text">
      <style:text-properties officeooo:rsid="0001fd48"/>
    </style:style>
    <style:style style:name="T2" style:family="text">
      <style:text-properties fo:font-size="22pt" style:font-size-asian="19.25pt" style:font-size-complex="22pt"/>
    </style:style>
    <style:style style:name="T3" style:family="text">
      <style:text-properties officeooo:rsid="0002d7ae"/>
    </style:style>
    <style:style style:name="T4" style:family="text">
      <style:text-properties officeooo:rsid="0006f519"/>
    </style:style>
    <style:style style:name="T5" style:family="text">
      <style:text-properties officeooo:rsid="0007105c"/>
    </style:style>
    <style:style style:name="T6" style:family="text">
      <style:text-properties officeooo:rsid="0009b6c7"/>
    </style:style>
    <style:style style:name="T7" style:family="text">
      <style:text-properties officeooo:rsid="000b260d"/>
    </style:style>
    <style:style style:name="T8" style:family="text">
      <style:text-properties officeooo:rsid="000b5eb6"/>
    </style:style>
    <style:style style:name="T9" style:family="text">
      <style:text-properties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A Physical Bottleneck Theory of Scaling Laws for Large Models</text:p>
      <text:p text:style-name="P2"/>
      <text:p text:style-name="P2">This repository contains the source code and experimental data for the paper **"A Physical Bottleneck Theory of Scaling Laws for Large Models"**.</text:p>
      <text:p text:style-name="P2"/>
      <text:p text:style-name="P2">We provide the "digital wind tunnel" simulations used to decouple the hardware geometry ($\delta$) and software efficiency ($\gamma$) bottlenecks in AI scaling.</text:p>
      <text:p text:style-name="P2"/>
      <text:p text:style-name="P2">## 📂 Repository Structure</text:p>
      <text:p text:style-name="P2"/>
      <text:p text:style-name="P2">### 1. Hardware Bottleneck ($\delta \to \alpha$)</text:p>
      <text:p text:style-name="P2">* **`run_delta_wind_tunnel.py`**:</text:p>
      <text:p text:style-name="P2"><text:s text:c="4"/>* **Purpose**: Simulates thermal resistance ($R_{th}$) for 5 different geometries (Vicsek, Sierpinski, Chessboard, etc.).</text:p>
      <text:p text:style-name="P2"><text:s text:c="4"/>* **Output**: Proves the $R_{th} \propto V_{eff}/A_{eff}$ law.</text:p>
      <text:p text:style-name="P2"><text:s text:c="4"/>* **Corresponds to**: **Figure 1** and **Figure 2** in the paper.</text:p>
      <text:p text:style-name="P2"/>
      <text:p text:style-name="P2">### 2. Software Bottleneck ($\gamma \to K$)</text:p>
      <text:p text:style-name="P2">* **`hamster_room+5-seed.py`**:</text:p>
      <text:p text:style-name="P2"><text:s text:c="4"/>* **Purpose**: Multi-particle simulation to measure crowding ($\rho$) under different pressures ($S$).</text:p>
      <text:p text:style-name="P2"><text:s text:c="4"/>* **Output**: Reveals the "Gas-Liquid-Jammed" phase transition.</text:p>
      <text:p text:style-name="P2"><text:s text:c="4"/>* **Corresponds to**: **Figure 3** (Phase Diagram).</text:p>
      <text:p text:style-name="P2"><text:s text:c="4"/></text:p>
      <text:p text:style-name="P2">* **`γ_ρ.py`**:</text:p>
      <text:p text:style-name="P2"><text:s text:c="4"/>* **Purpose**: PDE hotspot simulation to map crowding ($\rho$) to efficiency ($\gamma$).</text:p>
      <text:p text:style-name="P2"><text:s text:c="4"/>* **Output**: Fits the non-linear collapse function $\gamma \approx 1/(1+k\rho)$.</text:p>
      <text:p text:style-name="P2"><text:s text:c="4"/>* **Corresponds to**: **Figure 4**.</text:p>
      <text:p text:style-name="P2"/>
      <text:p text:style-name="P2">### 3. Strategic Validation (Toy Network)</text:p>
      <text:p text:style-name="P2">* **`train_toy_network.py`**:</text:p>
      <text:p text:style-name="P2"><text:s text:c="4"/>* **Purpose**: Trains Dense vs. MoE MLPs on a regression task to measure $K$ values.</text:p>
      <text:p text:style-name="P2"><text:s text:c="4"/>* **Output**: Confirms MoE has a significantly lower $K$ (better starting point) due to low crowding.</text:p>
      <text:p text:style-name="P2"><text:s text:c="4"/>* **Corresponds to**: **Figure 5**.</text:p>
      <text:p text:style-name="P2"/>
      <text:p text:style-name="P2">## 🚀 How to Run</text:p>
      <text:p text:style-name="P2">Dependencies: `numpy`, `matplotlib`, `scipy`, `torch` (for toy network).</text:p>
      <text:p text:style-name="P2"/>
      <text:p text:style-name="P2">```bash</text:p>
      <text:p text:style-name="P2"># Run the hardware geometry experiment</text:p>
      <text:p text:style-name="P2">python run_delta_wind_tunnel.py</text:p>
      <text:p text:style-name="P2"/>
      <text:p text:style-name="P2"># Run the phase transition simulation</text:p>
      <text:p text:style-name="P2">python hamster_room+5-seed.p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0:16:17.304854911</meta:creation-date>
    <dc:date>2025-11-17T17:35:10.712275918</dc:date>
    <meta:editing-duration>PT6H9M55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31" meta:word-count="239" meta:character-count="1802" meta:non-whitespace-character-count="1541"/>
  </office:meta>
</office:document-meta>
</file>